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153in" fo:margin-left="-0.075in" fo:margin-top="0in" fo:margin-bottom="0in" table:align="left" style:writing-mode="lr-tb"/>
    </style:style>
    <style:style style:name="Table1.A" style:family="table-column">
      <style:table-column-properties style:column-width="2.1625in"/>
    </style:style>
    <style:style style:name="Table1.B" style:family="table-column">
      <style:table-column-properties style:column-width="3.425in"/>
    </style:style>
    <style:style style:name="Table1.C" style:family="table-column">
      <style:table-column-properties style:column-width="1.227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1.6014in" fo:keep-together="auto"/>
    </style:style>
    <style:style style:name="Table1.4" style:family="table-row">
      <style:table-row-properties style:min-row-height="1.0188in" fo:keep-together="auto"/>
    </style:style>
    <style:style style:name="Table1.5" style:family="table-row">
      <style:table-row-properties style:min-row-height="3.9313in" fo:keep-together="auto"/>
    </style:style>
    <style:style style:name="Table1.6" style:family="table-row">
      <style:table-row-properties style:min-row-height="0.2938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3"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4" style:family="paragraph" style:parent-style-name="Standard">
      <style:paragraph-properties fo:text-align="end" style:justify-single-word="false"/>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style="italic" fo:font-weight="bold" style:letter-kerning="false" style:font-name-asian="Calibri1" style:font-size-asian="12pt" style:language-asian="en" style:country-asian="US" style:font-style-asian="italic" style:font-weight-asian="bold" style:font-name-complex="Times New Roman1" style:font-size-complex="12pt" style:language-complex="ar" style:country-complex="SA"/>
    </style:style>
    <style:style style:name="P6"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style:style>
    <style:style style:name="P7" style:family="paragraph" style:parent-style-name="Standard">
      <style:paragraph-properties fo:text-align="end" style:justify-single-word="false"/>
      <style:text-properties style:font-name="Times New Roman" fo:font-size="12pt" officeooo:rsid="001ece00" officeooo:paragraph-rsid="001ed392" style:font-size-asian="12pt" style:font-name-complex="Times New Roman1" style:font-size-complex="12pt"/>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en" fo:country="US" fo:font-weight="bold" style:letter-kerning="false" style:font-name-asian="Calibri1" style:font-size-asian="10pt" style:language-asian="en" style:country-asian="US" style:font-weight-asian="bold" style:font-name-complex="Times New Roman1" style:font-size-complex="10pt" style:language-complex="ar" style:country-complex="SA"/>
    </style:style>
    <style:style style:name="P9"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0pt" fo:language="en" fo:country="US" style:letter-kerning="false" style:font-name-asian="Calibri1" style:font-size-asian="10pt" style:language-asian="en" style:country-asian="US" style:font-name-complex="Times New Roman1" style:font-size-complex="10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en" fo:country="US" style:letter-kerning="false" style:font-name-asian="Calibri1" style:font-size-asian="10pt" style:language-asian="en" style:country-asian="US" style:font-name-complex="Times New Roman1" style:font-size-complex="10pt" style:language-complex="ar" style:country-complex="SA"/>
    </style:style>
    <style:style style:name="P11" style:family="paragraph" style:parent-style-name="Standard">
      <style:paragraph-properties fo:margin-left="0in" fo:margin-right="0in" fo:margin-top="0in" fo:margin-bottom="0in" style:contextual-spacing="false" fo:line-height="100%" fo:text-align="end" style:justify-single-word="false" fo:orphans="2" fo:widows="2" fo:text-indent="0.2201in" style:auto-text-indent="false"/>
      <style:text-properties style:font-name="Times New Roman" fo:font-size="10pt" fo:language="en" fo:country="US" officeooo:rsid="002237fc" officeooo:paragraph-rsid="001f15b7" style:letter-kerning="false" fo:background-color="#729fcf" style:font-name-asian="Calibri1" style:font-size-asian="10pt" style:language-asian="en" style:country-asian="US" style:font-name-complex="Times New Roman1" style:font-size-complex="10pt" style:language-complex="ar" style:country-complex="SA"/>
    </style:style>
    <style:style style:name="P12" style:family="paragraph" style:parent-style-name="Standard">
      <style:paragraph-properties fo:margin-left="0in" fo:margin-right="0in" fo:margin-top="0in" fo:margin-bottom="0in" style:contextual-spacing="false" fo:line-height="100%" fo:text-align="end" style:justify-single-word="false" fo:orphans="2" fo:widows="2" fo:text-indent="0in" style:auto-text-indent="false"/>
      <style:text-properties style:font-name="Times New Roman" fo:font-size="10pt" fo:language="en" fo:country="US" officeooo:rsid="002237fc" officeooo:paragraph-rsid="001f15b7" style:letter-kerning="false" fo:background-color="#729fcf" style:font-name-asian="Calibri1" style:font-size-asian="10pt" style:language-asian="en" style:country-asian="US" style:font-name-complex="Times New Roman1" style:font-size-complex="10pt" style:language-complex="ar" style:country-complex="SA"/>
    </style:style>
    <style:style style:name="P13" style:family="paragraph" style:parent-style-name="Standard">
      <style:paragraph-properties fo:margin-left="0in" fo:margin-right="0in" fo:margin-top="0in" fo:margin-bottom="0in" style:contextual-spacing="false" fo:line-height="100%" fo:text-align="start" style:justify-single-word="false" fo:orphans="2" fo:widows="2" fo:text-indent="0.2201in" style:auto-text-indent="false"/>
      <style:text-properties style:font-name="Times New Roman" fo:font-size="10pt" fo:language="en" fo:country="US" officeooo:rsid="00203b85" officeooo:paragraph-rsid="001f15b7" style:letter-kerning="false" fo:background-color="#729fcf" style:font-name-asian="Calibri1" style:font-size-asian="10pt" style:language-asian="en" style:country-asian="US" style:font-name-complex="Times New Roman1" style:font-size-complex="10pt" style:language-complex="ar" style:country-complex="SA"/>
    </style:style>
    <style:style style:name="P14"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en" fo:country="US" officeooo:rsid="00203b85" officeooo:paragraph-rsid="001ed392" style:letter-kerning="false" fo:background-color="#729fcf" style:font-name-asian="Calibri1" style:font-size-asian="10pt" style:language-asian="en" style:country-asian="US" style:font-name-complex="Times New Roman1" style:font-size-complex="10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ru" fo:country="RU" officeooo:paragraph-rsid="001d8f90" style:letter-kerning="false" style:font-name-asian="Calibri1" style:font-size-asian="10pt" style:language-asian="en" style:country-asian="US" style:font-name-complex="Times New Roman1" style:font-size-complex="10pt" style:language-complex="ar" style:country-complex="SA"/>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ru" fo:country="RU" style:letter-kerning="false" style:font-name-asian="Calibri1" style:font-size-asian="10pt" style:language-asian="en" style:country-asian="US" style:font-name-complex="Times New Roman1" style:font-size-complex="10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ru" fo:country="RU" officeooo:paragraph-rsid="001cdc2e" style:letter-kerning="false" style:font-name-asian="Calibri1" style:font-size-asian="10pt" style:language-asian="en" style:country-asian="US" style:font-name-complex="Times New Roman1" style:font-size-complex="10pt" style:language-complex="ar" style:country-complex="SA"/>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ru" fo:country="RU" officeooo:paragraph-rsid="0018cee5" style:letter-kerning="false" style:font-name-asian="Calibri1" style:font-size-asian="10pt" style:language-asian="en" style:country-asian="US" style:font-name-complex="Times New Roman1" style:font-size-complex="10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ru" fo:country="RU" officeooo:paragraph-rsid="001ed392" style:letter-kerning="false" style:font-name-asian="Calibri1" style:font-size-asian="10pt" style:language-asian="en" style:country-asian="US" style:font-name-complex="Times New Roman1" style:font-size-complex="10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ru" fo:country="RU" officeooo:paragraph-rsid="00202dff" style:letter-kerning="false" style:font-name-asian="Calibri1" style:font-size-asian="10pt" style:language-asian="en" style:country-asian="US" style:font-name-complex="Times New Roman1" style:font-size-complex="10pt" style:language-complex="ar" style:country-complex="SA"/>
    </style:style>
    <style:style style:name="P21"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paragraph-rsid="0018cee5" style:letter-kerning="false" style:font-name-asian="Calibri1" style:font-size-asian="10pt" style:language-asian="en" style:country-asian="US" style:font-name-complex="Times New Roman1" style:font-size-complex="10pt" style:language-complex="ar" style:country-complex="SA"/>
    </style:style>
    <style:style style:name="P2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ru" fo:country="RU" officeooo:rsid="0016d4aa" officeooo:paragraph-rsid="001ed392" style:letter-kerning="false" style:font-name-asian="Calibri1" style:font-size-asian="10pt" style:language-asian="en" style:country-asian="US" style:font-name-complex="Times New Roman1" style:font-size-complex="10pt" style:language-complex="ar" style:country-complex="SA"/>
    </style:style>
    <style:style style:name="P23"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18cee5" officeooo:paragraph-rsid="0018cee5" style:letter-kerning="false" style:font-name-asian="Calibri1" style:font-size-asian="10pt" style:language-asian="en" style:country-asian="US" style:font-name-complex="Times New Roman1" style:font-size-complex="10pt" style:language-complex="ar" style:country-complex="SA"/>
    </style:style>
    <style:style style:name="P24"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18cee5" officeooo:paragraph-rsid="0018cee5" style:letter-kerning="false" fo:background-color="#ffff00" style:font-name-asian="Calibri1" style:font-size-asian="10pt" style:language-asian="en" style:country-asian="US" style:font-name-complex="Times New Roman1" style:font-size-complex="10pt" style:language-complex="ar" style:country-complex="SA"/>
    </style:style>
    <style:style style:name="P25"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18cee5" officeooo:paragraph-rsid="0019bbe6" style:letter-kerning="false" fo:background-color="#ffff00" style:font-name-asian="Calibri1" style:font-size-asian="10pt" style:language-asian="en" style:country-asian="US" style:font-name-complex="Times New Roman1" style:font-size-complex="10pt" style:language-complex="ar" style:country-complex="SA"/>
    </style:style>
    <style:style style:name="P26"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18cee5" officeooo:paragraph-rsid="001cdc2e" style:letter-kerning="false" fo:background-color="#ffff00" style:font-name-asian="Calibri1" style:font-size-asian="10pt" style:language-asian="en" style:country-asian="US" style:font-name-complex="Times New Roman1" style:font-size-complex="10pt" style:language-complex="ar" style:country-complex="SA"/>
    </style:style>
    <style:style style:name="P27"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18cee5" officeooo:paragraph-rsid="001ed392" style:letter-kerning="false" fo:background-color="#ffff00" style:font-name-asian="Calibri1" style:font-size-asian="10pt" style:language-asian="en" style:country-asian="US" style:font-name-complex="Times New Roman1" style:font-size-complex="10pt" style:language-complex="ar" style:country-complex="SA"/>
    </style:style>
    <style:style style:name="P28"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18cee5" officeooo:paragraph-rsid="00202dff" style:letter-kerning="false" fo:background-color="#ffff00" style:font-name-asian="Calibri1" style:font-size-asian="10pt" style:language-asian="en" style:country-asian="US" style:font-name-complex="Times New Roman1" style:font-size-complex="10pt" style:language-complex="ar" style:country-complex="SA"/>
    </style:style>
    <style:style style:name="P29"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1b3675" officeooo:paragraph-rsid="001b3675" style:letter-kerning="false" fo:background-color="#ffff00" style:font-name-asian="Calibri1" style:font-size-asian="10pt" style:language-asian="en" style:country-asian="US" style:font-name-complex="Times New Roman1" style:font-size-complex="10pt" style:language-complex="ar" style:country-complex="SA"/>
    </style:style>
    <style:style style:name="P30"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16d4aa" officeooo:paragraph-rsid="001b3675" style:letter-kerning="false" fo:background-color="#ffff00" style:font-name-asian="Calibri1" style:font-size-asian="10pt" style:language-asian="en" style:country-asian="US" style:font-name-complex="Times New Roman1" style:font-size-complex="10pt" style:language-complex="ar" style:country-complex="SA"/>
    </style:style>
    <style:style style:name="P31"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16d4aa" officeooo:paragraph-rsid="001ed392" style:letter-kerning="false" fo:background-color="#ffff00" style:font-name-asian="Calibri1" style:font-size-asian="10pt" style:language-asian="en" style:country-asian="US" style:font-name-complex="Times New Roman1" style:font-size-complex="10pt" style:language-complex="ar" style:country-complex="SA"/>
    </style:style>
    <style:style style:name="P32"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1cdc2e" officeooo:paragraph-rsid="001cdc2e" style:letter-kerning="false" fo:background-color="#ffff00" style:font-name-asian="Calibri1" style:font-size-asian="10pt" style:language-asian="en" style:country-asian="US" style:font-name-complex="Times New Roman1" style:font-size-complex="10pt" style:language-complex="ar" style:country-complex="SA"/>
    </style:style>
    <style:style style:name="P33"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1cdc2e" officeooo:paragraph-rsid="001d8f90" style:letter-kerning="false" fo:background-color="#ffff00" style:font-name-asian="Calibri1" style:font-size-asian="10pt" style:language-asian="en" style:country-asian="US" style:font-name-complex="Times New Roman1" style:font-size-complex="10pt" style:language-complex="ar" style:country-complex="SA"/>
    </style:style>
    <style:style style:name="P34"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1cdc2e" officeooo:paragraph-rsid="001ed392" style:letter-kerning="false" fo:background-color="#ffff00" style:font-name-asian="Calibri1" style:font-size-asian="10pt" style:language-asian="en" style:country-asian="US" style:font-name-complex="Times New Roman1" style:font-size-complex="10pt" style:language-complex="ar" style:country-complex="SA"/>
    </style:style>
    <style:style style:name="P35"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paragraph-rsid="0018cee5" style:letter-kerning="false" fo:background-color="#ffff00" style:font-name-asian="Calibri1" style:font-size-asian="10pt" style:language-asian="en" style:country-asian="US" style:font-name-complex="Times New Roman1" style:font-size-complex="10pt" style:language-complex="ar" style:country-complex="SA"/>
    </style:style>
    <style:style style:name="P36" style:family="paragraph" style:parent-style-name="Standard">
      <style:paragraph-properties fo:margin-left="0in" fo:margin-right="0in" fo:margin-top="0in" fo:margin-bottom="0in" style:contextual-spacing="false" fo:line-height="100%" fo:text-align="end" style:justify-single-word="false" fo:orphans="2" fo:widows="2" fo:text-indent="0.2201in" style:auto-text-indent="false"/>
      <style:text-properties style:font-name="Times New Roman" fo:font-size="10pt" fo:language="ru" fo:country="RU" officeooo:rsid="002237fc" officeooo:paragraph-rsid="001f15b7" style:letter-kerning="false" fo:background-color="#729fcf" style:font-name-asian="Calibri1" style:font-size-asian="10pt" style:language-asian="en" style:country-asian="US" style:font-name-complex="Times New Roman1" style:font-size-complex="10pt" style:language-complex="ar" style:country-complex="SA"/>
    </style:style>
    <style:style style:name="P37"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rsid="00203b85" officeooo:paragraph-rsid="00202dff" style:letter-kerning="false" fo:background-color="#729fcf" style:font-name-asian="Calibri1" style:font-size-asian="10pt" style:language-asian="en" style:country-asian="US" style:font-name-complex="Times New Roman1" style:font-size-complex="10pt" style:language-complex="ar" style:country-complex="SA"/>
    </style:style>
    <style:style style:name="P38" style:family="paragraph" style:parent-style-name="Standard">
      <style:paragraph-properties fo:margin-left="0in" fo:margin-right="0in" fo:margin-top="0in" fo:margin-bottom="0in" style:contextual-spacing="false" fo:line-height="100%" fo:text-align="end" style:justify-single-word="false" fo:orphans="2" fo:widows="2" fo:text-indent="0.2201in" style:auto-text-indent="false"/>
      <style:text-properties style:font-name="Times New Roman" fo:font-size="11pt" fo:language="ru" fo:country="RU" officeooo:rsid="002237fc" officeooo:paragraph-rsid="001f15b7" style:letter-kerning="false" fo:background-color="#729fcf" style:font-name-asian="Calibri1" style:font-size-asian="11pt" style:language-asian="en" style:country-asian="US" style:font-name-complex="Times New Roman1" style:font-size-complex="11pt" style:language-complex="ar" style:country-complex="SA"/>
    </style:style>
    <style:style style:name="P39" style:family="paragraph" style:parent-style-name="Standard">
      <style:paragraph-properties fo:text-align="end" style:justify-single-word="false"/>
    </style:style>
    <style:style style:name="P40" style:family="paragraph" style:parent-style-name="Standard">
      <style:paragraph-properties fo:text-align="end" style:justify-single-word="false"/>
      <style:text-properties officeooo:paragraph-rsid="001ed392"/>
    </style:style>
    <style:style style:name="P41" style:family="paragraph" style:parent-style-name="Standard">
      <style:paragraph-properties fo:text-align="end" style:justify-single-word="false"/>
      <style:text-properties fo:color="#000000" loext:opacity="100%" officeooo:paragraph-rsid="001ed392"/>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fo:font-style="italic" style:font-size-asian="12pt" style:font-style-asian="italic" style:font-name-complex="Times New Roman1" style:font-size-complex="12pt"/>
    </style:style>
    <style:style style:name="T3" style:family="text">
      <style:text-properties style:font-name="Times New Roman" fo:font-size="12pt" fo:language="en" fo:country="US" fo:font-weight="bold" style:font-size-asian="12pt" style:font-weight-asian="bold" style:font-name-complex="Times New Roman1" style:font-size-complex="12pt"/>
    </style:style>
    <style:style style:name="T4" style:family="text">
      <style:text-properties style:font-name="Times New Roman" fo:font-size="12pt" fo:language="en" fo:country="US" fo:font-weight="bold" officeooo:rsid="002237fc" style:font-size-asian="12pt" style:font-weight-asian="bold" style:font-name-complex="Times New Roman1" style:font-size-complex="12pt"/>
    </style:style>
    <style:style style:name="T5" style:family="text">
      <style:text-properties style:font-name="Times New Roman" fo:font-size="12pt" fo:language="en" fo:country="US" fo:font-weight="bold" officeooo:rsid="001ece00" style:font-size-asian="12pt" style:font-weight-asian="bold" style:font-name-complex="Times New Roman1" style:font-size-complex="12pt"/>
    </style:style>
    <style:style style:name="T6" style:family="text">
      <style:text-properties style:font-name="Times New Roman" fo:font-size="12pt" fo:language="en" fo:country="US" fo:font-weight="bold" officeooo:rsid="001ed392" style:font-size-asian="12pt" style:font-weight-asian="bold" style:font-name-complex="Times New Roman1" style:font-size-complex="12pt"/>
    </style:style>
    <style:style style:name="T7" style:family="text">
      <style:text-properties style:font-name="Times New Roman" fo:font-size="12pt" fo:language="en" fo:country="US" fo:font-weight="bold" officeooo:rsid="00202dff" style:font-size-asian="12pt" style:font-weight-asian="bold" style:font-name-complex="Times New Roman1" style:font-size-complex="12pt"/>
    </style:style>
    <style:style style:name="T8" style:family="text">
      <style:text-properties style:font-name="Times New Roman" fo:font-size="12pt" style:font-size-asian="12pt" style:font-name-complex="Times New Roman1" style:font-size-complex="12pt"/>
    </style:style>
    <style:style style:name="T9" style:family="text">
      <style:text-properties fo:color="#ff0000" loext:opacity="100%" style:font-name="Times New Roman" fo:font-size="12pt" fo:font-weight="bold" style:font-size-asian="12pt" style:font-weight-asian="bold" style:font-name-complex="Times New Roman1" style:font-size-complex="12pt"/>
    </style:style>
    <style:style style:name="T10" style:family="text">
      <style:text-properties fo:background-color="#ffff00" loext:char-shading-value="0"/>
    </style:style>
    <style:style style:name="T11" style:family="text">
      <style:text-properties officeooo:rsid="0018cee5" fo:background-color="#ffff00" loext:char-shading-value="0"/>
    </style:style>
    <style:style style:name="T12" style:family="text">
      <style:text-properties fo:background-color="#ffff00" loext:char-shading-value="0"/>
    </style:style>
    <style:style style:name="T13" style:family="text">
      <style:text-properties officeooo:rsid="001cdc2e" fo:background-color="#ffff00" loext:char-shading-value="0"/>
    </style:style>
    <style:style style:name="T14" style:family="text">
      <style:text-properties officeooo:rsid="001d8f90" fo:background-color="#ffff00" loext:char-shading-value="0"/>
    </style:style>
    <style:style style:name="T15" style:family="text">
      <style:text-properties officeooo:rsid="001b3675" fo:background-color="#ffff00" loext:char-shading-value="0"/>
    </style:style>
    <style:style style:name="T16" style:family="text">
      <style:text-properties officeooo:rsid="001ed392" fo:background-color="#ffff00" loext:char-shading-value="0"/>
    </style:style>
    <style:style style:name="T17" style:family="text"/>
    <style:style style:name="T18" style:family="text">
      <style:text-properties officeooo:rsid="001b3675"/>
    </style:style>
    <style:style style:name="T19" style:family="text">
      <style:text-properties officeooo:rsid="001b3675"/>
    </style:style>
    <style:style style:name="T20" style:family="text">
      <style:text-properties officeooo:rsid="001cdc2e"/>
    </style:style>
    <style:style style:name="T21" style:family="text">
      <style:text-properties officeooo:rsid="001d8f90"/>
    </style:style>
    <style:style style:name="T22" style:family="text">
      <style:text-properties fo:background-color="transparent" loext:char-shading-value="0"/>
    </style:style>
    <style:style style:name="T23" style:family="text">
      <style:text-properties officeooo:rsid="001ed392"/>
    </style:style>
    <style:style style:name="T24" style:family="text">
      <style:text-properties fo:background-color="#3faf46" loext:char-shading-value="0"/>
    </style:style>
    <style:style style:name="T25" style:family="text">
      <style:text-properties fo:background-color="#3faf46" loext:char-shading-value="0"/>
    </style:style>
    <style:style style:name="T26" style:family="text">
      <style:text-properties officeooo:rsid="00203b85" fo:background-color="#3faf46" loext:char-shading-value="0"/>
    </style:style>
    <style:style style:name="T27" style:family="text">
      <style:text-properties fo:language="en" fo:country="US"/>
    </style:style>
    <style:style style:name="T28" style:family="text">
      <style:text-properties fo:language="en" fo:country="US" fo:background-color="#ffff00" loext:char-shading-value="0"/>
    </style:style>
    <style:style style:name="T29" style:family="text">
      <style:text-properties fo:language="en" fo:country="US" officeooo:rsid="001d8f90" fo:background-color="#ffff00" loext:char-shading-value="0"/>
    </style:style>
    <style:style style:name="T30" style:family="text">
      <style:text-properties fo:language="en" fo:country="US" officeooo:rsid="001cdc2e" fo:background-color="#ffff00" loext:char-shading-value="0"/>
    </style:style>
    <style:style style:name="T31" style:family="text">
      <style:text-properties fo:language="en" fo:country="US" officeooo:rsid="001b3675" fo:background-color="#ffff00" loext:char-shading-value="0"/>
    </style:style>
    <style:style style:name="T32" style:family="text">
      <style:text-properties fo:language="en" fo:country="US" officeooo:rsid="001b3675"/>
    </style:style>
    <style:style style:name="T33" style:family="text">
      <style:text-properties fo:language="en" fo:country="US" officeooo:rsid="001b3675"/>
    </style:style>
    <style:style style:name="T34" style:family="text">
      <style:text-properties fo:language="en" fo:country="US" officeooo:rsid="001b3675" fo:background-color="transparent" loext:char-shading-value="0"/>
    </style:style>
    <style:style style:name="T35" style:family="text">
      <style:text-properties fo:language="en" fo:country="US" officeooo:rsid="001cdc2e"/>
    </style:style>
    <style:style style:name="T36" style:family="text">
      <style:text-properties fo:language="en" fo:country="US"/>
    </style:style>
    <style:style style:name="T37" style:family="text">
      <style:text-properties fo:language="en" fo:country="US" officeooo:rsid="001d8f90"/>
    </style:style>
    <style:style style:name="T38" style:family="text">
      <style:text-properties fo:language="en" fo:country="US" officeooo:rsid="001d8f90"/>
    </style:style>
    <style:style style:name="T39" style:family="text">
      <style:text-properties fo:language="en" fo:country="US" officeooo:rsid="001d8f90" fo:background-color="#3faf46" loext:char-shading-value="0"/>
    </style:style>
    <style:style style:name="T40" style:family="text">
      <style:text-properties fo:language="en" fo:country="US" officeooo:rsid="001d8f90" fo:background-color="#3faf46" loext:char-shading-value="0"/>
    </style:style>
    <style:style style:name="T41" style:family="text">
      <style:text-properties fo:language="en" fo:country="US" officeooo:rsid="001f15b7" fo:background-color="#3faf46" loext:char-shading-value="0"/>
    </style:style>
    <style:style style:name="T42" style:family="text">
      <style:text-properties fo:language="en" fo:country="US" officeooo:rsid="00203b85" fo:background-color="#3faf46" loext:char-shading-value="0"/>
    </style:style>
    <style:style style:name="T43" style:family="text">
      <style:text-properties fo:language="en" fo:country="US" officeooo:rsid="001ed392"/>
    </style:style>
    <style:style style:name="T44" style:family="text">
      <style:text-properties fo:language="en" fo:country="US" officeooo:rsid="00203b85" fo:background-color="#729fcf" loext:char-shading-value="0"/>
    </style:style>
    <style:style style:name="T45" style:family="text">
      <style:text-properties fo:language="en" fo:country="US" officeooo:rsid="00203b85"/>
    </style:style>
    <style:style style:name="T46" style:family="text">
      <style:text-properties fo:language="en" fo:country="US" fo:font-weight="normal" officeooo:rsid="00203b85" fo:background-color="#729fcf" loext:char-shading-value="0" style:font-weight-asian="normal" style:font-weight-complex="normal"/>
    </style:style>
    <style:style style:name="T47" style:family="text">
      <style:text-properties fo:font-size="10pt" fo:language="en" fo:country="US" officeooo:rsid="00203b85" fo:background-color="#729fcf" loext:char-shading-value="0" style:font-size-asian="10pt" style:font-size-complex="10pt"/>
    </style:style>
    <style:style style:name="T48" style:family="text">
      <style:text-properties fo:font-size="10pt" fo:language="en" fo:country="US" officeooo:rsid="00241481" fo:background-color="#729fcf" loext:char-shading-value="0" style:font-size-asian="10pt" style:font-size-complex="10pt"/>
    </style:style>
    <style:style style:name="T49" style:family="text">
      <style:text-properties fo:font-size="10pt" fo:language="en" fo:country="US" style:font-size-asian="10pt" style:font-size-complex="10pt"/>
    </style:style>
    <style:style style:name="T50" style:family="text">
      <style:text-properties fo:font-size="10pt" fo:language="en" fo:country="US" officeooo:rsid="00203b85" style:font-size-asian="10pt" style:font-size-complex="10pt"/>
    </style:style>
    <style:style style:name="T51" style:family="text">
      <style:text-properties officeooo:rsid="001f15b7"/>
    </style:style>
    <style:style style:name="T52" style:family="text">
      <style:text-properties fo:background-color="#2a6099" loext:char-shading-value="0"/>
    </style:style>
    <style:style style:name="T53" style:family="text">
      <style:text-properties officeooo:rsid="001d8f90" fo:background-color="#2a6099" loext:char-shading-value="0"/>
    </style:style>
    <style:style style:name="T54" style:family="text">
      <style:text-properties officeooo:rsid="001d8f90" fo:background-color="#2a6099" loext:char-shading-value="0"/>
    </style:style>
    <style:style style:name="T55" style:family="text">
      <style:text-properties officeooo:rsid="001f15b7" fo:background-color="#2a6099" loext:char-shading-value="0"/>
    </style:style>
    <style:style style:name="T56" style:family="text">
      <style:text-properties officeooo:rsid="001f15b7" fo:background-color="#2a6099" loext:char-shading-value="0"/>
    </style:style>
    <style:style style:name="T57" style:family="text">
      <style:text-properties fo:background-color="#2a6099" loext:char-shading-value="0"/>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0203b85" fo:background-color="#729fcf"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Осень 2023-2024</text:p>
      <text:p text:style-name="P39"><text:span text:style-name="T9">Б</text:span><text:bookmark text:name="_GoBack"/><text:span text:style-name="T9">азовый уровень</text:span></text:p>
      <text:p text:style-name="P7">Ребдев Павел Александрович</text:p>
      <text:p text:style-name="P40"><text:span text:style-name="T8">Группа 5130904</text:span><text:span text:style-name="T1">/</text:span><text:span text:style-name="T8">30008</text:span></text:p>
      <text:p text:style-name="P41"><text:span text:style-name="T3">Active vocabulary: </text:span><text:span text:style-name="T4">1</text:span><text:span text:style-name="T6">8</text:span><text:span text:style-name="T3">, Grammar structures: </text:span><text:span text:style-name="T7">4</text:span><text:span text:style-name="T3">, Linkers: </text:span><text:span text:style-name="T6">1</text:span><text:span text:style-name="T7">1</text:span><text:span text:style-name="T3">, Total: </text:span><text:span text:style-name="T7">583</text:span><text:span text:style-name="T5"> </text:span><text:span text:style-name="T3">words.</text:span></text:p>
      <text:p text:style-name="P1"><text:span text:style-name="T1">Monologue on </text:span><text:span text:style-name="T2">TRAVEL</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You are going to give a talk about TRAVEL.</text:p>
          </table:table-cell>
          <table:table-cell table:style-name="Table1.A1" office:value-type="string">
            <text:p text:style-name="P6">The text of the monologue</text:p>
          </table:table-cell>
          <table:table-cell table:style-name="Table1.A1" office:value-type="string">
            <text:p text:style-name="P6">Vocabulary,</text:p>
            <text:p text:style-name="P6">Grammar,</text:p>
            <text:p text:style-name="P6">Linking Words and Phrases</text:p>
          </table:table-cell>
        </table:table-row>
        <table:table-row table:style-name="Table1.2">
          <table:table-cell table:style-name="Table1.A1" office:value-type="string">
            <text:p text:style-name="P8">Step 1. Introduction</text:p>
            <text:p text:style-name="P9">1. Start with a hook sentence that will attract the listener’s attention (a quote, a proverb, etc.).</text:p>
            <text:p text:style-name="P9">2. Lead your speech steadily to the main part of your talk.</text:p>
            <text:p text:style-name="P9">3. The introduction may consist of 3 - 6 sentences.</text:p>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8">Step 2. Tourism and Travelling</text:p>
            <text:p text:style-name="P9">2.1. Speak about the difference between tourism and travel, the reasons for travelling. How important are the different reasons, do you think?</text:p>
            <text:p text:style-name="P3"/>
            <text:p text:style-name="P3"/>
            <text:p text:style-name="P3"/>
            <text:p text:style-name="P3"/>
            <text:p text:style-name="P3"/>
            <text:p text:style-name="P3"/>
            <text:p text:style-name="P3"/>
            <text:p text:style-name="P3"/>
            <text:p text:style-name="P3"/>
            <text:p text:style-name="P3"/>
            <text:p text:style-name="P9"/>
            <text:p text:style-name="P9">2.2. Speak about travel tips for someone visiting or coming to live/work in your country. What are the most important ones?</text:p>
            <text:p text:style-name="P3"/>
          </table:table-cell>
          <table:table-cell table:style-name="Table1.A1" office:value-type="string">
            <text:p text:style-name="P15">Nowadays, such types of recreation as tourism and <text:span text:style-name="T10">travel</text:span> are very popular. <text:span text:style-name="T25">However</text:span>, few can say what is the difference between tourism and <text:span text:style-name="T10">travel</text:span>. Tourism is necessarily<text:span text:style-name="T22"> </text:span><text:span text:style-name="T44">some kind of product, that is, a</text:span> <text:span text:style-name="T10">trip</text:span> prepared in advance by someone. <text:span text:style-name="T25">Let's say</text:span> exploring the sights of the city on a <text:span text:style-name="T10">tourist</text:span> bus with a guide is tourism. <text:span text:style-name="T25">Usually</text:span>, <text:span text:style-name="T10">travel</text:span> agencies are engaged in organizing <text:span text:style-name="T10">tours</text:span>. <text:span text:style-name="T10">Virtual tourism</text:span> is very popular now. <text:span text:style-name="T25">Unlike</text:span> <text:span text:style-name="T12">tourists</text:span>, travelers organize their own trip. <text:span text:style-name="T25">For example</text:span>, <text:span text:style-name="T44">if you want</text:span><text:span text:style-name="T21"> </text:span><text:span text:style-name="T14">to</text:span><text:span text:style-name="T12"> </text:span><text:span text:style-name="T28">set out on a journey</text:span><text:span text:style-name="T27"> </text:span>with your family, <text:span text:style-name="T44">you need</text:span> to buy the necessary equipment and provisions, choose a place and time for a hike, arriving at the place you need to lay out tents and collect firewood for a fire. <text:span text:style-name="T21">But you also can </text:span><text:span text:style-name="T29">to travel light</text:span></text:p>
            <text:p text:style-name="P16"/>
            <text:p text:style-name="P22">For those who are visiting <text:span text:style-name="T18">another country,</text:span> I advise you to plan a visit program in advance <text:span text:style-name="T20">and </text:span><text:span text:style-name="T30">read</text:span><text:span text:style-name="T13"> </text:span><text:span text:style-name="T30">about</text:span><text:span text:style-name="T13"> </text:span><text:span text:style-name="T30">local</text:span><text:span text:style-name="T13"> </text:span><text:span text:style-name="T30">laws</text:span><text:span text:style-name="T13"> </text:span><text:span text:style-name="T30">and</text:span><text:span text:style-name="T13"> </text:span><text:span text:style-name="T30">customs</text:span>. <text:span text:style-name="T40">For example</text:span> there are an incredible number of museums, theaters and architectural monuments in St. Petersburg. In order to visit them, it is necessary to make a program in advance. <text:span text:style-name="T25">Also</text:span>, do not forget about transport and place of residence. <text:span text:style-name="T25">In our case</text:span>, both in the city and in the region there are a lot of vehicles: buses, trolleybuses, metro, trams, electric trains, electric scooters, carsharing, etc. It is very important to choose a place of residence in advance, from the main options: hotels, hostels, rented apartments. If a person plans to <text:span text:style-name="T10">travel</text:span> most of the day, it is best to choose a hostel. If, on the contrary, a person is not going to <text:span text:style-name="T10">travel</text:span> much, then it is better to choose a hotel. <text:span text:style-name="T18">If you want </text:span><text:span text:style-name="T31">to</text:span><text:span text:style-name="T15"> </text:span><text:span text:style-name="T31">go</text:span><text:span text:style-name="T15"> </text:span><text:span text:style-name="T31">abroad</text:span><text:span text:style-name="T32"> sometimes you need </text:span><text:span text:style-name="T31">to get an inoculation</text:span><text:span text:style-name="T34">.</text:span></text:p>
          </table:table-cell>
          <table:table-cell table:style-name="Table1.A1" office:value-type="string">
            <text:p text:style-name="P21"><text:span text:style-name="T10">Travel</text:span><text:span text:style-name="T11">(6)</text:span></text:p>
            <text:p text:style-name="P24">Virtual tourism</text:p>
            <text:p text:style-name="P24">tourist</text:p>
            <text:p text:style-name="P24">trip</text:p>
            <text:p text:style-name="P24">tour</text:p>
            <text:p text:style-name="P29">tourist</text:p>
            <text:p text:style-name="P30"><text:span text:style-name="T33">to</text:span><text:span text:style-name="T19"> </text:span><text:span text:style-name="T33">go</text:span><text:span text:style-name="T19"> </text:span><text:span text:style-name="T33">abroad</text:span></text:p>
            <text:p text:style-name="P30"><text:span text:style-name="T33">to get an inoculation</text:span></text:p>
            <text:p text:style-name="P32"><text:span text:style-name="T33">t</text:span><text:span text:style-name="T36">o read</text:span><text:span text:style-name="T17"> </text:span><text:span text:style-name="T36">about</text:span><text:span text:style-name="T17"> </text:span><text:span text:style-name="T36">local</text:span><text:span text:style-name="T17"> </text:span><text:span text:style-name="T36">laws</text:span><text:span text:style-name="T17"> </text:span><text:span text:style-name="T36">and</text:span><text:span text:style-name="T17"> </text:span><text:span text:style-name="T36">customs</text:span></text:p>
            <text:p text:style-name="P33"><text:span text:style-name="T38">to travel light</text:span></text:p>
            <text:p text:style-name="P33"><text:span text:style-name="T38">to set out on a journey</text:span></text:p>
            <text:p text:style-name="P33"><text:span text:style-name="T38"/></text:p>
            <text:p text:style-name="P34"><text:span text:style-name="T40">However</text:span></text:p>
            <text:p text:style-name="P34"><text:span text:style-name="T40">Let's say</text:span></text:p>
            <text:p text:style-name="P34"><text:span text:style-name="T40">Usually</text:span></text:p>
            <text:p text:style-name="P34"><text:span text:style-name="T40">Unlike</text:span></text:p>
            <text:p text:style-name="P34"><text:span text:style-name="T40">For example</text:span></text:p>
            <text:p text:style-name="P31"><text:span text:style-name="T40">Also</text:span></text:p>
            <text:p text:style-name="P31"><text:span text:style-name="T40">In our case</text:span></text:p>
            <text:p text:style-name="P31"><text:span text:style-name="T40"/></text:p>
            <text:p text:style-name="P36"><text:span text:style-name="T45">if you want…, <text:s/>you need</text:span></text:p>
            <text:p text:style-name="P36"><text:span text:style-name="T45">some kind of ..., that is, ...</text:span></text:p>
          </table:table-cell>
        </table:table-row>
        <table:table-row table:style-name="Table1.4">
          <table:table-cell table:style-name="Table1.A1" office:value-type="string">
            <text:p text:style-name="P8">Step 3. Explorers</text:p>
            <text:p text:style-name="P10">3.1. How is a traveller different from an explorer?</text:p>
            <text:p text:style-name="P2"/>
            <text:p text:style-name="P9"/>
            <text:p text:style-name="P9"/>
            <text:p text:style-name="P9"/>
            <text:p text:style-name="P9"><text:soft-page-break/></text:p>
            <text:p text:style-name="P9"/>
            <text:p text:style-name="P9"/>
            <text:p text:style-name="P9"/>
            <text:p text:style-name="P9"/>
            <text:p text:style-name="P9"/>
            <text:p text:style-name="P9">3.2. Speak about a famous explorer, his/her greatest achievement.</text:p>
            <text:p text:style-name="P3"/>
          </table:table-cell>
          <table:table-cell table:style-name="Table1.A1" office:value-type="string">
            <text:p text:style-name="P19">How does a <text:span text:style-name="T10">travel</text:span><text:span text:style-name="T11">l</text:span><text:span text:style-name="T10">er</text:span> differ from an <text:span text:style-name="T12">explorer</text:span>? <text:span text:style-name="T25">Firstly</text:span>, a <text:span text:style-name="T10">trave</text:span><text:span text:style-name="T11">l</text:span><text:span text:style-name="T10">ler</text:span> travels for <text:span text:style-name="T27">pleasure</text:span>, for him traveling is a hobby. <text:span text:style-name="T13">Explorer</text:span> go on <text:span text:style-name="T10">trips</text:span> and expeditions, <text:span text:style-name="T44">because</text:span> <text:span text:style-name="T13">to </text:span><text:span text:style-name="T30">explore</text:span><text:span text:style-name="T20"> </text:span><text:span text:style-name="T35">something, </text:span><text:span text:style-name="T44">because</text:span><text:span text:style-name="T35"> </text:span>this is their job. <text:span text:style-name="T25">Secondly</text:span>, the purpose of the <text:span text:style-name="T10">trave</text:span><text:span text:style-name="T11">l</text:span><text:span text:style-name="T10">ler</text:span> is usually to <text:span text:style-name="T28">get</text:span><text:span text:style-name="T12"> </text:span><text:span text:style-name="T28">away</text:span><text:span text:style-name="T12"> </text:span><text:span text:style-name="T28">from</text:span><text:span text:style-name="T12"> </text:span><text:span text:style-name="T28">it</text:span><text:span text:style-name="T12"> </text:span><text:span text:style-name="T28">all </text:span>. The purpose of the <text:span text:style-name="T29">explorer</text:span> is <text:span text:style-name="T29">to explore new places</text:span>, conduct intelligence or prove a theory. <text:span text:style-name="T25">Thirdly</text:span>, <text:span text:style-name="T26">as a rule</text:span>, <text:span text:style-name="T10">travel</text:span><text:span text:style-name="T11">l</text:span><text:span text:style-name="T10">ers</text:span> <text:soft-page-break/>do not <text:span text:style-name="T10">travel</text:span> all the time. <text:span text:style-name="T13">Explorer</text:span> are constantly sent on expeditions. And finally, in the end, travelers can only get a good mood, and <text:span text:style-name="T16">e</text:span><text:span text:style-name="T13">xplorer</text:span> can <text:span text:style-name="T12">get an award</text:span></text:p>
            <text:p text:style-name="P17"/>
            <text:p text:style-name="P20"><text:span text:style-name="T60">I would like to tell you a little about</text:span> the famous <text:span text:style-name="T12">explorer</text:span> Vasco da Gama. Vasco da Gama (1460 – 1524) was a great Portuguese navigator. Since 1519 – Governor of Portuguese India, since 1524 – Indian Viceroy. He managed to pave the sea route from Europe to India. Vasco da Gama's biography is full of bright events and exciting adventures. In 1502, by order of King Manuel, a new squadron headed by a successful navigator was sent to India.</text:p>
            <text:p text:style-name="P18">During the second Indian expedition, the navigator managed to establish forts in Mozambique and Sofala. The Arab emir of Kilwa was conquered by the Portuguese and was obliged to pay tribute to this country. In the autumn of 1503 Vasco da Gama returned to Portugal with a rich booty. There was no serious appointment from the king. Only in 1519, an ambitious sailor received a count's title and land. Vasco da Gama's main discovery was the discovery of a direct sea road to India, which at that time was a fabulously rich country. This helped the Europeans to free themselves from the monopoly of Arab competitors who controlled overland trade with India.</text:p>
          </table:table-cell>
          <table:table-cell table:style-name="Table1.A1" office:value-type="string">
            <text:p text:style-name="P35">Travel</text:p>
            <text:p text:style-name="P21"><text:span text:style-name="T10">travel</text:span><text:span text:style-name="T11">l</text:span><text:span text:style-name="T10">er</text:span><text:span text:style-name="T11">(4)</text:span></text:p>
            <text:p text:style-name="P23"><text:span text:style-name="T10">trip</text:span></text:p>
            <text:p text:style-name="P25">travels for <text:span text:style-name="T27">pleasure</text:span></text:p>
            <text:p text:style-name="P25"><text:span text:style-name="T27">explorer</text:span><text:span text:style-name="T43">(5)</text:span></text:p>
            <text:p text:style-name="P25"><text:span text:style-name="T27">get away from it all</text:span></text:p>
            <text:p text:style-name="P26"><text:soft-page-break/><text:span text:style-name="T35">to explore something</text:span></text:p>
            <text:p text:style-name="P26"><text:span text:style-name="T35">get an award</text:span></text:p>
            <text:p text:style-name="P27"><text:span text:style-name="T37">to explore new places</text:span></text:p>
            <text:p text:style-name="P27"><text:span text:style-name="T37"/></text:p>
            <text:p text:style-name="P27"><text:span text:style-name="T39">Firstly</text:span></text:p>
            <text:p text:style-name="P27"><text:span text:style-name="T39">Secondly</text:span></text:p>
            <text:p text:style-name="P27"><text:span text:style-name="T39">Thirdly</text:span></text:p>
            <text:p text:style-name="P28"><text:span text:style-name="T42">as a rule</text:span></text:p>
            <text:p text:style-name="P27"><text:span text:style-name="T39"/></text:p>
            <text:p text:style-name="P14">…,because …, <text:span text:style-name="T59">because</text:span></text:p>
            <text:p text:style-name="P37"><text:span text:style-name="T59">I would like to tell you a little about...</text:span></text:p>
          </table:table-cell>
        </table:table-row>
        <table:table-row table:style-name="Table1.5">
          <table:table-cell table:style-name="Table1.A1" office:value-type="string">
            <text:p text:style-name="P8">Step 4. CREATIVE THINKING</text:p>
            <text:p text:style-name="P9">Introduce your own extra idea(s) on travelling that hasn’t/haven’t been mentioned before. Justify your choice.</text:p>
            <text:p text:style-name="P2"/>
            <text:p text:style-name="P2"/>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6">
          <table:table-cell table:style-name="Table1.A1" office:value-type="string">
            <text:p text:style-name="P8">Step 5. Conclusion</text:p>
            <text:p text:style-name="P2"/>
            <text:p text:style-name="P10">Summarise the ideas of steps 2,3,4,5.</text:p>
            <text:p text:style-name="P2"/>
          </table:table-cell>
          <table:table-cell table:style-name="Table1.A1" office:value-type="string">
            <text:p text:style-name="P2"/>
          </table:table-cell>
          <table:table-cell table:style-name="Table1.A1" office:value-type="string">
            <text:p text:style-name="P2"/>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Заголовок_20_1_20_Знак"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9846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meta:editing-cycles>19</meta:editing-cycles>
    <meta:print-date>2019-02-05T16:20:00</meta:print-date>
    <meta:creation-date>2021-10-17T14:31:00</meta:creation-date>
    <dc:date>2023-11-03T13:22:41.862978689</dc:date>
    <meta:editing-duration>PT44M52S</meta:editing-duration>
    <meta:generator>LibreOffice/7.3.7.2$Linux_X86_64 LibreOffice_project/30$Build-2</meta:generator>
    <meta:document-statistic meta:table-count="1" meta:image-count="0" meta:object-count="0" meta:page-count="2" meta:paragraph-count="65" meta:word-count="858" meta:character-count="4924" meta:non-whitespace-character-count="4127"/>
    <meta:user-defined meta:name="AppVersion">15.0000</meta:user-defined>
    <meta:user-defined meta:name="Company">Hewlett-Packard</meta:user-defined>
    <meta:template xlink:type="simple" xlink:actuate="onRequest" xlink:title="Normal" xlink:href=""/>
  </office:meta>
</office:document-meta>
</file>